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text-properties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vspecifikation ”Den glade piraten”</text:p>
      <text:p text:style-name="P1"><text:span text:style-name="T1"/></text:p>
      <text:p text:style-name="P2">Aktörer</text:p>
      <text:p text:style-name="P2"><text:span text:style-name="T1"/></text:p>
      <text:p text:style-name="P3"><text:span text:style-name="T1">Primära Aktörer</text:span></text:p>
      <text:p text:style-name="P3"><text:span text:style-name="T3"/></text:p>
      <text:p text:style-name="P3"><text:span text:style-name="T3">1 </text:span><text:span text:style-name="T4">Medlem</text:span></text:p>
      <text:p text:style-name="P2"><text:span text:style-name="T4"/></text:p>
      <text:p text:style-name="P4"><text:span text:style-name="T3">Vill lätt kunna registrera sig i systemet. Vill kunna ändra sina uppgifter utan svårigheter. Vill enkelt kunna boka en båtplats. Vill få sina avgifter genom systemet och ska lätt kunna betala dem. </text:span></text:p>
      <text:p text:style-name="P2"><text:span text:style-name="T4"/></text:p>
      <text:p text:style-name="P5"><text:span text:style-name="T3">2 </text:span><text:span text:style-name="T4">Sekreterare</text:span></text:p>
      <text:p text:style-name="P4"><text:span text:style-name="T3"/></text:p>
      <text:p text:style-name="P4"><text:span text:style-name="T3">Vill ge medlemmar som behöver support. Vill ha tillgång till medlemmarna i systemet och ska enkelt kunna ändra uppgifter vid behov. Vill kunna skapa och ändra händelser.</text:span></text:p>
      <text:p text:style-name="P4"><text:span text:style-name="T3"/></text:p>
      <text:p text:style-name="P5"><text:span text:style-name="T3">3 </text:span><text:span text:style-name="T4">Kassör</text:span></text:p>
      <text:p text:style-name="P4"><text:span text:style-name="T4"/></text:p>
      <text:p text:style-name="P4"><text:span text:style-name="T3">Vill ha tillgång till medlemmarnas uppgifter för att vid behov ta kontakt med en medlem för uppföljning av icke-betalda avgifter.</text:span></text:p>
      <text:p text:style-name="P4"><text:span text:style-name="T4"/></text:p>
      <text:p text:style-name="P5"><text:span text:style-name="T1">Stödjande Aktörer</text:span></text:p>
      <text:p text:style-name="P5"><text:span text:style-name="T2"/></text:p>
      <text:p text:style-name="P7"><text:span text:style-name="T3">Nationella Båtregistret</text:span></text:p>
      <text:p text:style-name="P6"><text:span text:style-name="T3"/></text:p>
      <text:p text:style-name="P4"><text:span text:style-name="T3">Förser systemet med uppgifter om medlemmarnas båtar som är nödvändigt för båtplats-bokning.</text:span></text:p>
      <text:p text:style-name="P4"><text:span text:style-name="T3"/></text:p>
      <text:p text:style-name="P5"><text:span text:style-name="T1">Offstage Aktörer</text:span></text:p>
      <text:p text:style-name="P5"><text:span text:style-name="T1"/></text:p>
      <text:p text:style-name="P7"><text:span text:style-name="T3">Räddningstjänsten</text:span></text:p>
      <text:p text:style-name="P6"><text:span text:style-name="T3"/></text:p>
      <text:p text:style-name="P4"><text:span text:style-name="T3">Vill känna till en båts ägare för säkerhetsskäl.</text:span></text:p>
      <text:p text:style-name="P4"><text:span text:style-name="T3"/></text:p>
      <text:p text:style-name="P7"><text:span text:style-name="T3">Datainspektionen</text:span></text:p>
      <text:p text:style-name="P6"><text:span text:style-name="T3"/></text:p>
      <text:p text:style-name="P4"><text:span text:style-name="T3">PUL sätter regler om hur personuppgifter ska hanteras.</text:span></text:p>
      <text:p text:style-name="P4"><text:span text:style-name="T3"/></text:p>
      <text:p text:style-name="P5"><text:span text:style-name="T1"/></text:p>
      <text:p text:style-name="P8">Funktionella krav</text:p>
      <text:p text:style-name="P8"/>
      <text:p text:style-name="P9">F1 Inloggning </text:p>
      <text:p text:style-name="P9"/>
      <text:p text:style-name="P10">För att kunna göra någon ändring måste medlemmen vara inloggad.</text:p>
      <text:p text:style-name="P10"/>
      <text:p text:style-name="P10"/>
      <text:p text:style-name="P10"/>
      <text:p text:style-name="P5"><text:span text:style-name="T1"/></text:p>
      <text:p text:style-name="P5"><text:soft-page-break/><text:span text:style-name="T1">Användningsfall</text:span></text:p>
      <text:p text:style-name="P5"><text:span text:style-name="T1"/></text:p>
      <text:p text:style-name="P5"><text:span text:style-name="T4">Medlem</text:span></text:p>
      <text:p text:style-name="P4"><text:span text:style-name="T4"/></text:p>
      <text:p text:style-name="P4"><text:span text:style-name="T3">AF 1.1 Registrera sig</text:span></text:p>
      <text:p text:style-name="P4"><text:span text:style-name="T3">AF 1.2 Boka båtplats</text:span></text:p>
      <text:p text:style-name="P4"><text:span text:style-name="T3">AF 1.3 Ändra uppgifter</text:span></text:p>
      <text:p text:style-name="P4"><text:span text:style-name="T3">AF 1.4 Hantera avgifter</text:span></text:p>
      <text:p text:style-name="P4"><text:span text:style-name="T3"/></text:p>
      <text:p text:style-name="P5"><text:span text:style-name="T4">Sekreterare</text:span></text:p>
      <text:p text:style-name="P5"><text:span text:style-name="T4"/></text:p>
      <text:p text:style-name="P4"><text:span text:style-name="T3">AF 2.1 Ändra medlemmars uppgifter</text:span></text:p>
      <text:p text:style-name="P4"><text:span text:style-name="T3">AF 2.2 Lägga till medlemmar</text:span></text:p>
      <text:p text:style-name="P4"><text:span text:style-name="T3">AF 2.3 Ta bort medlemmar</text:span></text:p>
      <text:p text:style-name="P4"><text:span text:style-name="T3">AF 2.4 Skapa händelser</text:span></text:p>
      <text:p text:style-name="P4"><text:span text:style-name="T3">AF 2.5 Ändra händelser</text:span></text:p>
      <text:p text:style-name="P4"><text:span text:style-name="T3"/></text:p>
      <text:p text:style-name="P5"><text:span text:style-name="T4">Kassör</text:span></text:p>
      <text:p text:style-name="P5"><text:span text:style-name="T4"/></text:p>
      <text:p text:style-name="P4"><text:span text:style-name="T3">AF 3.1 Kontakta medl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12:04.25</meta:creation-date>
    <dc:date>2013-12-11T18:16:40.78</dc:date>
    <meta:editing-duration>PT3H49M19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2" meta:paragraph-count="34" meta:word-count="189" meta:character-count="1233"/>
  </office:meta>
</office:document-meta>
</file>